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3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4" style:family="graphic" style:parent-style-name="standard">
      <style:graphic-properties draw:fill-color="#ffff99" draw:textarea-horizontal-align="left" draw:textarea-vertical-align="top" draw:auto-grow-height="false" draw:shadow="visible"/>
    </style:style>
    <style:style style:name="gr5" style:family="graphic" style:parent-style-name="standard">
      <style:graphic-properties draw:stroke="solid" svg:stroke-width="0.1cm" svg:stroke-color="#000000" draw:marker-start="Arrow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-color="#99ccff" draw:textarea-horizontal-align="left" draw:textarea-vertical-align="top" draw:auto-grow-height="false" draw:shadow="visib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8.5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27cm" fo:min-width="8.517cm"/>
    </style:style>
    <style:style style:name="gr9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10" style:family="graphic" style:parent-style-name="standard">
      <style:graphic-properties draw:fill-color="#33cc66" draw:textarea-horizontal-align="left" draw:textarea-vertical-align="top" draw:auto-grow-height="false" draw:shadow="visible"/>
    </style:style>
    <style:style style:name="gr11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12" style:family="graphic" style:parent-style-name="standard">
      <style:graphic-properties draw:fill-color="#ff9966" draw:textarea-horizontal-align="left" draw:textarea-vertical-align="top" draw:auto-grow-height="false" draw:shadow="visible"/>
    </style:style>
    <style:style style:name="gr13" style:family="graphic" style:parent-style-name="standard">
      <style:graphic-properties draw:stroke="none" draw:fill-color="#ffffff" draw:opacity="75%" draw:textarea-horizontal-align="justify" draw:textarea-vertical-align="middle" draw:auto-grow-height="false" draw:shadow-opacity="75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33cm" fo:min-width="8.517cm"/>
    </style:style>
    <style:style style:name="gr15" style:family="graphic" style:parent-style-name="standard">
      <style:graphic-properties draw:stroke="none" draw:fill-color="#ffffff" draw:opacity="90%" draw:textarea-horizontal-align="justify" draw:textarea-vertical-align="middle" draw:auto-grow-height="false" draw:shadow-opacity="90%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8.661cm" fo:min-width="12.2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0pt" style:font-size-asian="18pt" style:font-size-complex="18pt"/>
    </style:style>
    <style:style style:name="P6" style:family="paragraph">
      <style:paragraph-properties fo:text-align="start"/>
      <style:text-properties fo:font-size="10pt" style:font-size-asian="18pt" style:font-size-complex="18pt"/>
    </style:style>
    <style:style style:name="P7" style:family="paragraph">
      <style:text-properties fo:font-size="18pt"/>
    </style:style>
    <style:style style:name="P8" style:family="paragraph">
      <style:text-properties fo:font-family="'Bitstream Vera Sans Mono'" style:font-family-generic="modern" style:font-pitch="fixe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family="'Bitstream Vera Sans Mono'" style:font-family-generic="modern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4.816cm" svg:height="2.147cm" svg:x="1.154cm" svg:y="17.637cm">
          <draw:text-box>
            <text:p text:style-name="P1"><text:span text:style-name="T1">D.Morris</text:span></text:p>
            <text:p text:style-name="P1"><text:span text:style-name="T1">Institute for Astronomy,</text:span></text:p>
            <text:p text:style-name="P1"><text:span text:style-name="T1">Edinburgh University</text:span></text:p>
            <text:p text:style-name="P1"><text:span text:style-name="T1">January 2013</text:span></text:p>
          </draw:text-box>
        </draw:frame>
        <draw:frame draw:style-name="gr1" draw:text-style-name="P2" draw:layer="layout" svg:width="12.622cm" svg:height="5.459cm" svg:x="8.747cm" svg:y="5.699cm">
          <draw:text-box>
            <text:p text:style-name="P2"><text:span text:style-name="T2">Wide Field Astronomy Unit (WFAU)</text:span></text:p>
            <text:p text:style-name="P2"><text:span text:style-name="T2"/></text:p>
            <text:p text:style-name="P2"><text:span text:style-name="T2">Virtual Observatory</text:span></text:p>
            <text:p text:style-name="P2"><text:span text:style-name="T2">Data Access</text:span></text:p>
            <text:p text:style-name="P2"><text:span text:style-name="T2"/></text:p>
            <text:p text:style-name="P2"><text:span text:style-name="T2">Federated TAP service</text:span></text:p>
          </draw:text-box>
        </draw:frame>
      </draw:page>
      <draw:page draw:name="page2" draw:style-name="dp1" draw:master-page-name="Empty_25_20diagram">
        <draw:frame draw:style-name="gr1" draw:text-style-name="P1" draw:layer="layout" svg:width="4.816cm" svg:height="2.147cm" svg:x="1.154cm" svg:y="17.638cm">
          <draw:text-box>
            <text:p text:style-name="P1"><text:span text:style-name="T1">D.Morris</text:span></text:p>
            <text:p text:style-name="P1"><text:span text:style-name="T1">Institute for Astronomy,</text:span></text:p>
            <text:p text:style-name="P1"><text:span text:style-name="T1">Edinburgh University</text:span></text:p>
            <text:p text:style-name="P1"><text:span text:style-name="T1">January 2013</text:span></text:p>
          </draw:text-box>
        </draw:frame>
        <draw:custom-shape draw:style-name="gr2" draw:text-style-name="P3" xml:id="id1" draw:id="id1" draw:layer="layout" svg:width="6.985cm" svg:height="7.112cm" svg:x="3.921cm" svg:y="3.159cm">
          <text:p text:style-name="P3">TAP 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6.477cm" svg:height="5.842cm" svg:x="16.367cm" svg:y="3.794cm">
          <text:p text:style-name="P3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3.175cm" svg:height="4.953cm" svg:x="5.445cm" svg:y="7.985cm">
          <text:p text:style-name="P4">table 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75cm" svg:height="4.953cm" svg:x="9.255cm" svg:y="7.985cm">
          <text:p text:style-name="P4">table 2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0.906cm" svg:y1="6.715cm" svg:x2="16.367cm" svg:y2="6.715cm" draw:start-shape="id1" draw:start-glue-point="10" draw:end-shape="id2" draw:end-glue-point="6" svg:d="m10906 6715h5461">
          <text:p/>
        </draw:connector>
        <draw:custom-shape draw:style-name="gr6" draw:text-style-name="P4" draw:layer="layout" svg:width="3.175cm" svg:height="4.953cm" svg:x="17.764cm" svg:y="7.985cm">
          <text:p text:style-name="P4">table 1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175cm" svg:height="4.953cm" svg:x="21.447cm" svg:y="7.985cm">
          <text:p text:style-name="P4">table 1</text:p>
          <draw:enhanced-geometry svg:viewBox="0 0 21600 21600" draw:type="rectangle" draw:enhanced-path="M 0 0 L 21600 0 21600 21600 0 21600 0 0 Z N"/>
        </draw:custom-shape>
        <draw:frame draw:style-name="gr7" draw:layer="layout" svg:width="9.525cm" svg:height="3.095cm" svg:x="10.271cm" svg:y="14.208cm">
          <draw:text-box>
            <text:p>TAP service</text:p>
            <text:p/>
            <text:p>Provides a common abstraction for database systems.</text:p>
          </draw:text-box>
        </draw:frame>
      </draw:page>
      <draw:page draw:name="page3" draw:style-name="dp1" draw:master-page-name="Empty_25_20diagram">
        <draw:frame draw:style-name="gr1" draw:text-style-name="P1" draw:layer="layout" svg:width="4.816cm" svg:height="2.147cm" svg:x="1.154cm" svg:y="17.638cm">
          <draw:text-box>
            <text:p text:style-name="P1"><text:span text:style-name="T1">D.Morris</text:span></text:p>
            <text:p text:style-name="P1"><text:span text:style-name="T1">Institute for Astronomy,</text:span></text:p>
            <text:p text:style-name="P1"><text:span text:style-name="T1">Edinburgh University</text:span></text:p>
            <text:p text:style-name="P1"><text:span text:style-name="T1">January 2013</text:span></text:p>
          </draw:text-box>
        </draw:frame>
        <draw:g>
          <draw:custom-shape draw:style-name="gr2" draw:text-style-name="P5" xml:id="id3" draw:id="id3" draw:layer="layout" svg:width="3.343cm" svg:height="3.417cm" svg:x="15.605cm" svg:y="2.27cm">
            <text:p text:style-name="P5">TAP Servic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xml:id="id4" draw:id="id4" draw:layer="layout" svg:width="3.1cm" svg:height="2.807cm" svg:x="21.56cm" svg:y="2.575cm">
            <text:p text:style-name="P5">Database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6" draw:layer="layout" svg:width="1.519cm" svg:height="2.379cm" svg:x="16.334cm" svg:y="4.59cm">
            <text:p text:style-name="P6">table 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52cm" svg:height="2.379cm" svg:x="18.157cm" svg:y="4.59cm">
            <text:p text:style-name="P6">table 2</text:p>
            <draw:enhanced-geometry svg:viewBox="0 0 21600 21600" draw:type="rectangle" draw:enhanced-path="M 0 0 L 21600 0 21600 21600 0 21600 0 0 Z N"/>
          </draw:custom-shape>
          <draw:connector draw:style-name="gr5" draw:text-style-name="P5" draw:layer="layout" svg:x1="18.948cm" svg:y1="3.979cm" svg:x2="21.56cm" svg:y2="3.979cm" draw:start-shape="id3" draw:start-glue-point="10" draw:end-shape="id4" draw:end-glue-point="6" svg:d="m18948 3979h2612">
            <text:p/>
          </draw:connector>
          <draw:custom-shape draw:style-name="gr6" draw:text-style-name="P6" draw:layer="layout" svg:width="1.519cm" svg:height="2.379cm" svg:x="22.23cm" svg:y="4.59cm">
            <text:p text:style-name="P6">table 1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519cm" svg:height="2.379cm" svg:x="23.992cm" svg:y="4.59cm">
            <text:p text:style-name="P6">table 1</text:p>
            <draw:enhanced-geometry svg:viewBox="0 0 21600 21600" draw:type="rectangle" draw:enhanced-path="M 0 0 L 21600 0 21600 21600 0 21600 0 0 Z N"/>
          </draw:custom-shape>
        </draw:g>
        <draw:frame draw:style-name="gr8" draw:layer="layout" svg:width="10.922cm" svg:height="6.477cm" svg:x="3.413cm" svg:y="3.794cm">
          <draw:text-box>
            <text:p>TAP service</text:p>
            <text:p/>
            <text:p>Provides a common abstraction for database systems</text:p>
            <text:p/>
            <text:p>Hiding the implementation details of the underlying database system</text:p>
          </draw:text-box>
        </draw:frame>
        <draw:g>
          <draw:custom-shape draw:style-name="gr2" draw:text-style-name="P5" xml:id="id5" draw:id="id5" draw:layer="layout" svg:width="3.343cm" svg:height="3.417cm" svg:x="15.605cm" svg:y="7.858cm">
            <text:p text:style-name="P5">TAP Servic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xml:id="id6" draw:id="id6" draw:layer="layout" svg:width="3.1cm" svg:height="2.807cm" svg:x="21.56cm" svg:y="8.163cm">
            <text:p text:style-name="P5">Database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6" draw:layer="layout" svg:width="1.519cm" svg:height="2.379cm" svg:x="16.334cm" svg:y="10.178cm">
            <text:p text:style-name="P6">table 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52cm" svg:height="2.379cm" svg:x="18.157cm" svg:y="10.178cm">
            <text:p text:style-name="P6">table 2</text:p>
            <draw:enhanced-geometry svg:viewBox="0 0 21600 21600" draw:type="rectangle" draw:enhanced-path="M 0 0 L 21600 0 21600 21600 0 21600 0 0 Z N"/>
          </draw:custom-shape>
          <draw:connector draw:style-name="gr5" draw:text-style-name="P5" draw:layer="layout" svg:x1="18.948cm" svg:y1="9.567cm" svg:x2="21.56cm" svg:y2="9.567cm" draw:start-shape="id5" draw:start-glue-point="10" draw:end-shape="id6" draw:end-glue-point="6" svg:d="m18948 9567h2612">
            <text:p/>
          </draw:connector>
          <draw:custom-shape draw:style-name="gr10" draw:text-style-name="P6" draw:layer="layout" svg:width="1.519cm" svg:height="2.379cm" svg:x="22.23cm" svg:y="10.178cm">
            <text:p text:style-name="P6">table 1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1.519cm" svg:height="2.379cm" svg:x="23.992cm" svg:y="10.178cm">
            <text:p text:style-name="P6">table 1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5" xml:id="id7" draw:id="id7" draw:layer="layout" svg:width="3.343cm" svg:height="3.417cm" svg:x="15.732cm" svg:y="13.319cm">
          <text:p text:style-name="P5">TAP 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8" draw:id="id8" draw:layer="layout" svg:width="3.1cm" svg:height="2.807cm" svg:x="21.687cm" svg:y="13.624cm">
          <text:p text:style-name="P5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6" draw:layer="layout" svg:width="1.519cm" svg:height="2.379cm" svg:x="16.461cm" svg:y="15.639cm">
          <text:p text:style-name="P6">table 1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52cm" svg:height="2.379cm" svg:x="18.284cm" svg:y="15.639cm">
          <text:p text:style-name="P6">table 2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9.075cm" svg:y1="15.028cm" svg:x2="21.687cm" svg:y2="15.028cm" draw:start-shape="id7" draw:start-glue-point="10" draw:end-shape="id8" draw:end-glue-point="6" svg:d="m19075 15028h2612">
          <text:p/>
        </draw:connector>
        <draw:custom-shape draw:style-name="gr12" draw:text-style-name="P6" draw:layer="layout" svg:width="1.519cm" svg:height="2.379cm" svg:x="22.357cm" svg:y="15.639cm">
          <text:p text:style-name="P6">table 1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519cm" svg:height="2.379cm" svg:x="24.119cm" svg:y="15.639cm">
          <text:p text:style-name="P6">table 1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Empty_25_20diagram">
        <draw:frame draw:style-name="gr1" draw:text-style-name="P1" draw:layer="layout" svg:width="4.816cm" svg:height="2.147cm" svg:x="1.154cm" svg:y="17.638cm">
          <draw:text-box>
            <text:p text:style-name="P1"><text:span text:style-name="T1">D.Morris</text:span></text:p>
            <text:p text:style-name="P1"><text:span text:style-name="T1">Institute for Astronomy,</text:span></text:p>
            <text:p text:style-name="P1"><text:span text:style-name="T1">Edinburgh University</text:span></text:p>
            <text:p text:style-name="P1"><text:span text:style-name="T1">January 2013</text:span></text:p>
          </draw:text-box>
        </draw:frame>
        <draw:g>
          <draw:custom-shape draw:style-name="gr2" draw:text-style-name="P5" draw:layer="layout" svg:width="3.343cm" svg:height="3.417cm" svg:x="15.605cm" svg:y="2.27cm">
            <text:p text:style-name="P5">TAP Servic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3.1cm" svg:height="2.807cm" svg:x="21.56cm" svg:y="2.575cm">
            <text:p text:style-name="P5">Database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6" draw:layer="layout" svg:width="1.519cm" svg:height="2.379cm" svg:x="16.334cm" svg:y="4.59cm">
            <text:p text:style-name="P6">table 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52cm" svg:height="2.379cm" svg:x="18.157cm" svg:y="4.59cm">
            <text:p text:style-name="P6">table 2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519cm" svg:height="2.379cm" svg:x="22.23cm" svg:y="4.59cm">
            <text:p text:style-name="P6">table 1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519cm" svg:height="2.379cm" svg:x="23.992cm" svg:y="4.59cm">
            <text:p text:style-name="P6">table 1</text:p>
            <draw:enhanced-geometry svg:viewBox="0 0 21600 21600" draw:type="rectangle" draw:enhanced-path="M 0 0 L 21600 0 21600 21600 0 21600 0 0 Z N"/>
          </draw:custom-shape>
        </draw:g>
        <draw:frame draw:style-name="gr8" draw:text-style-name="P7" draw:layer="layout" svg:width="10.922cm" svg:height="8.072cm" svg:x="3.413cm" svg:y="3.794cm">
          <draw:text-box>
            <text:p text:style-name="P7">TAP service</text:p>
            <text:p text:style-name="P7"/>
            <text:p text:style-name="P7">Provides a common abstraction for database systems</text:p>
            <text:p text:style-name="P7"/>
            <text:p text:style-name="P7">Hiding the implementation details of the underlying database system</text:p>
            <text:p text:style-name="P7"/>
            <text:p text:style-name="P7">Services from different data providers look and behave the same way.</text:p>
          </draw:text-box>
        </draw:frame>
        <draw:g>
          <draw:custom-shape draw:style-name="gr2" draw:text-style-name="P5" draw:layer="layout" svg:width="3.343cm" svg:height="3.417cm" svg:x="15.605cm" svg:y="7.858cm">
            <text:p text:style-name="P5">TAP Servic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3.1cm" svg:height="2.807cm" svg:x="21.56cm" svg:y="8.163cm">
            <text:p text:style-name="P5">Database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6" draw:layer="layout" svg:width="1.519cm" svg:height="2.379cm" svg:x="16.334cm" svg:y="10.178cm">
            <text:p text:style-name="P6">table 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52cm" svg:height="2.379cm" svg:x="18.157cm" svg:y="10.178cm">
            <text:p text:style-name="P6">table 2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1.519cm" svg:height="2.379cm" svg:x="22.23cm" svg:y="10.178cm">
            <text:p text:style-name="P6">table 1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1.519cm" svg:height="2.379cm" svg:x="23.992cm" svg:y="10.178cm">
            <text:p text:style-name="P6">table 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5" draw:layer="layout" svg:width="3.343cm" svg:height="3.417cm" svg:x="15.732cm" svg:y="13.319cm">
            <text:p text:style-name="P5">TAP Servic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5" draw:layer="layout" svg:width="3.1cm" svg:height="2.807cm" svg:x="21.687cm" svg:y="13.624cm">
            <text:p text:style-name="P5">Database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6" draw:layer="layout" svg:width="1.519cm" svg:height="2.379cm" svg:x="16.461cm" svg:y="15.639cm">
            <text:p text:style-name="P6">table 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52cm" svg:height="2.379cm" svg:x="18.284cm" svg:y="15.639cm">
            <text:p text:style-name="P6">table 2</text:p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1.519cm" svg:height="2.379cm" svg:x="22.357cm" svg:y="15.639cm">
            <text:p text:style-name="P6">table 1</text:p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1.519cm" svg:height="2.379cm" svg:x="24.119cm" svg:y="15.639cm">
            <text:p text:style-name="P6">table 1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3" draw:layer="layout" svg:width="8.128cm" svg:height="17.272cm" svg:x="20.431cm" svg:y="1.762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Empty_25_20diagram">
        <draw:frame draw:style-name="gr1" draw:text-style-name="P1" draw:layer="layout" svg:width="4.816cm" svg:height="2.147cm" svg:x="1.154cm" svg:y="17.638cm">
          <draw:text-box>
            <text:p text:style-name="P1"><text:span text:style-name="T1">D.Morris</text:span></text:p>
            <text:p text:style-name="P1"><text:span text:style-name="T1">Institute for Astronomy,</text:span></text:p>
            <text:p text:style-name="P1"><text:span text:style-name="T1">Edinburgh University</text:span></text:p>
            <text:p text:style-name="P1"><text:span text:style-name="T1">January 2013</text:span></text:p>
          </draw:text-box>
        </draw:frame>
        <draw:g>
          <draw:custom-shape draw:style-name="gr2" draw:text-style-name="P5" draw:layer="layout" svg:width="3.343cm" svg:height="3.417cm" svg:x="18.899cm" svg:y="2.27cm">
            <text:p text:style-name="P5">TAP Servic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3.1cm" svg:height="2.807cm" svg:x="23.846cm" svg:y="2.575cm">
            <text:p text:style-name="P5">Database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6" draw:layer="layout" svg:width="1.519cm" svg:height="2.379cm" svg:x="19.628cm" svg:y="4.59cm">
            <text:p text:style-name="P6">table 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52cm" svg:height="2.379cm" svg:x="21.451cm" svg:y="4.59cm">
            <text:p text:style-name="P6">table 2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519cm" svg:height="2.379cm" svg:x="24.516cm" svg:y="4.59cm">
            <text:p text:style-name="P6">table 1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519cm" svg:height="2.379cm" svg:x="26.278cm" svg:y="4.59cm">
            <text:p text:style-name="P6">table 1</text:p>
            <draw:enhanced-geometry svg:viewBox="0 0 21600 21600" draw:type="rectangle" draw:enhanced-path="M 0 0 L 21600 0 21600 21600 0 21600 0 0 Z N"/>
          </draw:custom-shape>
        </draw:g>
        <draw:frame draw:style-name="gr14" draw:text-style-name="P7" draw:layer="layout" svg:width="10.668cm" svg:height="3.683cm" svg:x="3.413cm" svg:y="3.794cm">
          <draw:text-box>
            <text:p text:style-name="P7">OGSA-DAI</text:p>
            <text:p text:style-name="P7"/>
            <text:p text:style-name="P7">Federates SQL queries across a distributed set of databases.</text:p>
          </draw:text-box>
        </draw:frame>
        <draw:g>
          <draw:custom-shape draw:style-name="gr2" draw:text-style-name="P5" draw:layer="layout" svg:width="3.343cm" svg:height="3.417cm" svg:x="18.899cm" svg:y="7.858cm">
            <text:p text:style-name="P5">TAP Servic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3.1cm" svg:height="2.807cm" svg:x="23.846cm" svg:y="8.163cm">
            <text:p text:style-name="P5">Database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6" draw:layer="layout" svg:width="1.519cm" svg:height="2.379cm" svg:x="19.628cm" svg:y="10.178cm">
            <text:p text:style-name="P6">table 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52cm" svg:height="2.379cm" svg:x="21.451cm" svg:y="10.178cm">
            <text:p text:style-name="P6">table 2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1.519cm" svg:height="2.379cm" svg:x="24.516cm" svg:y="10.178cm">
            <text:p text:style-name="P6">table 1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1.519cm" svg:height="2.379cm" svg:x="26.278cm" svg:y="10.178cm">
            <text:p text:style-name="P6">table 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5" draw:layer="layout" svg:width="3.343cm" svg:height="3.417cm" svg:x="19.026cm" svg:y="13.319cm">
            <text:p text:style-name="P5">TAP Servic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5" draw:layer="layout" svg:width="3.1cm" svg:height="2.807cm" svg:x="23.973cm" svg:y="13.624cm">
            <text:p text:style-name="P5">Database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6" draw:layer="layout" svg:width="1.519cm" svg:height="2.379cm" svg:x="19.755cm" svg:y="15.639cm">
            <text:p text:style-name="P6">table 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52cm" svg:height="2.379cm" svg:x="21.578cm" svg:y="15.639cm">
            <text:p text:style-name="P6">table 2</text:p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1.519cm" svg:height="2.379cm" svg:x="24.643cm" svg:y="15.639cm">
            <text:p text:style-name="P6">table 1</text:p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1.519cm" svg:height="2.379cm" svg:x="26.405cm" svg:y="15.639cm">
            <text:p text:style-name="P6">table 1</text:p>
            <draw:enhanced-geometry svg:viewBox="0 0 21600 21600" draw:type="rectangle" draw:enhanced-path="M 0 0 L 21600 0 21600 21600 0 21600 0 0 Z N"/>
          </draw:custom-shape>
        </draw:g>
        <draw:custom-shape draw:style-name="gr15" draw:text-style-name="P3" draw:layer="layout" svg:width="5.334cm" svg:height="17.272cm" svg:x="23.225cm" svg:y="1.762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12.7cm" svg:height="8.911cm" svg:x="3.667cm" svg:y="7.456cm">
          <draw:text-box>
            <text:p text:style-name="P8"><text:span text:style-name="T3">SELECT</text:span></text:p>
            <text:p text:style-name="P8"><text:span text:style-name="T3"><text:s text:c="4"/></text:span><text:span text:style-name="T3">service1.table1.coumn1,</text:span></text:p>
            <text:p text:style-name="P8"><text:span text:style-name="T3"><text:s text:c="4"/></text:span><text:span text:style-name="T3">service2.table2.coumn3,</text:span></text:p>
            <text:p text:style-name="P8"><text:span text:style-name="T3">FROM</text:span></text:p>
            <text:p text:style-name="P8"><text:span text:style-name="T3"><text:s text:c="4"/></text:span><text:span text:style-name="T3">service1.table1</text:span></text:p>
            <text:p text:style-name="P8"><text:span text:style-name="T3">JOIN</text:span></text:p>
            <text:p text:style-name="P8"><text:span text:style-name="T3"><text:s text:c="4"/></text:span><text:span text:style-name="T3">service2.table2</text:span></text:p>
            <text:p text:style-name="P8"><text:span text:style-name="T3">ON</text:span></text:p>
            <text:p text:style-name="P8"><text:span text:style-name="T3"><text:s text:c="4"/></text:span><text:span text:style-name="T3">....</text:span></text:p>
            <text:p text:style-name="P8"><text:span text:style-name="T3">WHERE</text:span></text:p>
            <text:p text:style-name="P8"><text:span text:style-name="T3"><text:s text:c="4"/></text:span><text:span text:style-name="T3">.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arquan </meta:initial-creator>
    <meta:creation-date>2012-10-26T14:12:38</meta:creation-date>
    <dc:date>2013-01-14T14:16:29</dc:date>
    <dc:creator>Zarquan </dc:creator>
    <meta:editing-duration>PT39M48S</meta:editing-duration>
    <meta:editing-cycles>2</meta:editing-cycles>
    <meta:generator>LibreOffice/3.4$Unix LibreOffice_project/340m1$Build-502</meta:generator>
    <meta:document-statistic meta:object-count="85"/>
  </office:meta>
</office:document-meta>
</file>